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Instructions" style:family="table">
      <style:table-properties style:width="18.946cm" fo:margin-left="0.037cm" table:align="left"/>
    </style:style>
    <style:style style:name="Instructions.A" style:family="table-column">
      <style:table-column-properties style:column-width="1.196cm"/>
    </style:style>
    <style:style style:name="Instructions.B" style:family="table-column">
      <style:table-column-properties style:column-width="4.004cm"/>
    </style:style>
    <style:style style:name="Instructions.C" style:family="table-column">
      <style:table-column-properties style:column-width="3.976cm"/>
    </style:style>
    <style:style style:name="Instructions.D" style:family="table-column">
      <style:table-column-properties style:column-width="1.332cm"/>
    </style:style>
    <style:style style:name="Instructions.E" style:family="table-column">
      <style:table-column-properties style:column-width="1.402cm"/>
    </style:style>
    <style:style style:name="Instructions.F" style:family="table-column">
      <style:table-column-properties style:column-width="3.519cm"/>
    </style:style>
    <style:style style:name="Instructions.G" style:family="table-column">
      <style:table-column-properties style:column-width="3.517cm"/>
    </style:style>
    <style:style style:name="Instructions.A1" style:family="table-cell">
      <style:table-cell-properties fo:padding="0.097cm" fo:border-left="0.05pt solid #000000" fo:border-right="none" fo:border-top="0.05pt solid #000000" fo:border-bottom="0.05pt solid #000000"/>
    </style:style>
    <style:style style:name="Instructions.G1" style:family="table-cell">
      <style:table-cell-properties fo:padding="0.097cm" fo:border="0.05pt solid #000000"/>
    </style:style>
    <style:style style:name="Instructions.A2" style:family="table-cell">
      <style:table-cell-properties fo:padding="0.097cm" fo:border-left="0.05pt solid #000000" fo:border-right="none" fo:border-top="none" fo:border-bottom="0.05pt solid #000000"/>
    </style:style>
    <style:style style:name="Instructions.G2" style:family="table-cell">
      <style:table-cell-properties fo:padding="0.097cm" fo:border-left="0.05pt solid #000000" fo:border-right="0.05pt solid #000000" fo:border-top="none" fo:border-bottom="0.05pt solid #000000"/>
    </style:style>
    <style:style style:name="InstructionNibble2" style:family="table">
      <style:table-properties style:width="25.7cm" table:align="margins"/>
    </style:style>
    <style:style style:name="InstructionNibble2.A" style:family="table-column">
      <style:table-column-properties style:column-width="8.564cm" style:rel-column-width="21837*"/>
    </style:style>
    <style:style style:name="InstructionNibble2.B" style:family="table-column">
      <style:table-column-properties style:column-width="9.804cm" style:rel-column-width="24999*"/>
    </style:style>
    <style:style style:name="InstructionNibble2.C" style:family="table-column">
      <style:table-column-properties style:column-width="7.332cm" style:rel-column-width="18699*"/>
    </style:style>
    <style:style style:name="InstructionNibble2.A1" style:family="table-cell">
      <style:table-cell-properties fo:padding="0.097cm" fo:border-left="0.05pt solid #000000" fo:border-right="none" fo:border-top="0.05pt solid #000000" fo:border-bottom="0.05pt solid #000000"/>
    </style:style>
    <style:style style:name="InstructionNibble2.C1" style:family="table-cell">
      <style:table-cell-properties fo:padding="0.097cm" fo:border="0.05pt solid #000000"/>
    </style:style>
    <style:style style:name="InstructionNibble2.A2" style:family="table-cell">
      <style:table-cell-properties fo:padding="0.097cm" fo:border-left="0.05pt solid #000000" fo:border-right="none" fo:border-top="none" fo:border-bottom="0.05pt solid #000000"/>
    </style:style>
    <style:style style:name="InstructionNibble2.C2" style:family="table-cell">
      <style:table-cell-properties fo:padding="0.097cm" fo:border-left="0.05pt solid #000000" fo:border-right="0.05pt solid #000000" fo:border-top="none" fo:border-bottom="0.05pt solid #000000"/>
    </style:style>
    <style:style style:name="Table5" style:family="table">
      <style:table-properties style:width="25.7cm" table:align="margins"/>
    </style:style>
    <style:style style:name="Table5.A" style:family="table-column">
      <style:table-column-properties style:column-width="8.565cm" style:rel-column-width="21840*"/>
    </style:style>
    <style:style style:name="Table5.B" style:family="table-column">
      <style:table-column-properties style:column-width="8.641cm" style:rel-column-width="22037*"/>
    </style:style>
    <style:style style:name="Table5.C" style:family="table-column">
      <style:table-column-properties style:column-width="8.493cm" style:rel-column-width="21658*"/>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25.7cm" table:align="margins"/>
    </style:style>
    <style:style style:name="Table6.A" style:family="table-column">
      <style:table-column-properties style:column-width="8.565cm" style:rel-column-width="21840*"/>
    </style:style>
    <style:style style:name="Table6.B" style:family="table-column">
      <style:table-column-properties style:column-width="8.641cm" style:rel-column-width="22037*"/>
    </style:style>
    <style:style style:name="Table6.C" style:family="table-column">
      <style:table-column-properties style:column-width="8.493cm" style:rel-column-width="21658*"/>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25.7cm" table:align="margins"/>
    </style:style>
    <style:style style:name="Table1.A" style:family="table-column">
      <style:table-column-properties style:column-width="2.856cm" style:rel-column-width="7281*"/>
    </style:style>
    <style:style style:name="Table1.I" style:family="table-column">
      <style:table-column-properties style:column-width="2.858cm" style:rel-column-width="7287*"/>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Table2" style:family="table">
      <style:table-properties style:width="25.7cm" table:align="margins"/>
    </style:style>
    <style:style style:name="Table2.A" style:family="table-column">
      <style:table-column-properties style:column-width="6.424cm" style:rel-column-width="16383*"/>
    </style:style>
    <style:style style:name="Table2.C" style:family="table-column">
      <style:table-column-properties style:column-width="12.85cm" style:rel-column-width="327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25.7cm" table:align="margins"/>
    </style:style>
    <style:style style:name="Table3.A" style:family="table-column">
      <style:table-column-properties style:column-width="8.567cm" style:rel-column-width="21845*"/>
    </style:style>
    <style:style style:name="Table3.B" style:family="table-column">
      <style:table-column-properties style:column-width="8.565cm" style:rel-column-width="21844*"/>
    </style:style>
    <style:style style:name="Table3.C" style:family="table-column">
      <style:table-column-properties style:column-width="8.567cm" style:rel-column-width="21846*"/>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25.7cm" table:align="margins"/>
    </style:style>
    <style:style style:name="Table4.A" style:family="table-column">
      <style:table-column-properties style:column-width="12.85cm" style:rel-column-width="32767*"/>
    </style:style>
    <style:style style:name="Table4.B" style:family="table-column">
      <style:table-column-properties style:column-width="12.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DecoderExecutionUnit" style:family="table">
      <style:table-properties style:width="25.7cm" table:align="margins"/>
    </style:style>
    <style:style style:name="DecoderExecutionUnit.A" style:family="table-column">
      <style:table-column-properties style:column-width="1.513cm" style:rel-column-width="3859*"/>
    </style:style>
    <style:style style:name="DecoderExecutionUnit.B" style:family="table-column">
      <style:table-column-properties style:column-width="2.732cm" style:rel-column-width="6967*"/>
    </style:style>
    <style:style style:name="DecoderExecutionUnit.C" style:family="table-column">
      <style:table-column-properties style:column-width="3.168cm" style:rel-column-width="8078*"/>
    </style:style>
    <style:style style:name="DecoderExecutionUnit.D" style:family="table-column">
      <style:table-column-properties style:column-width="1.693cm" style:rel-column-width="4318*"/>
    </style:style>
    <style:style style:name="DecoderExecutionUnit.E" style:family="table-column">
      <style:table-column-properties style:column-width="1.939cm" style:rel-column-width="4943*"/>
    </style:style>
    <style:style style:name="DecoderExecutionUnit.F" style:family="table-column">
      <style:table-column-properties style:column-width="1.236cm" style:rel-column-width="3153*"/>
    </style:style>
    <style:style style:name="DecoderExecutionUnit.G" style:family="table-column">
      <style:table-column-properties style:column-width="2.835cm" style:rel-column-width="7228*"/>
    </style:style>
    <style:style style:name="DecoderExecutionUnit.H" style:family="table-column">
      <style:table-column-properties style:column-width="1.51cm" style:rel-column-width="3850*"/>
    </style:style>
    <style:style style:name="DecoderExecutionUnit.I" style:family="table-column">
      <style:table-column-properties style:column-width="1.512cm" style:rel-column-width="3854*"/>
    </style:style>
    <style:style style:name="DecoderExecutionUnit.J" style:family="table-column">
      <style:table-column-properties style:column-width="3.459cm" style:rel-column-width="8820*"/>
    </style:style>
    <style:style style:name="DecoderExecutionUnit.K" style:family="table-column">
      <style:table-column-properties style:column-width="4.105cm" style:rel-column-width="10465*"/>
    </style:style>
    <style:style style:name="DecoderExecutionUnit.A1" style:family="table-cell">
      <style:table-cell-properties fo:padding="0.097cm" fo:border-left="0.05pt solid #000000" fo:border-right="none" fo:border-top="0.05pt solid #000000" fo:border-bottom="0.05pt solid #000000"/>
    </style:style>
    <style:style style:name="DecoderExecutionUnit.K1" style:family="table-cell">
      <style:table-cell-properties fo:padding="0.097cm" fo:border="0.05pt solid #000000"/>
    </style:style>
    <style:style style:name="DecoderExecutionUnit.A2" style:family="table-cell">
      <style:table-cell-properties fo:padding="0.097cm" fo:border-left="0.05pt solid #000000" fo:border-right="none" fo:border-top="none" fo:border-bottom="0.05pt solid #000000"/>
    </style:style>
    <style:style style:name="DecoderExecutionUnit.K2" style:family="table-cell">
      <style:table-cell-properties fo:padding="0.097cm" fo:border-left="0.05pt solid #000000" fo:border-right="0.05pt solid #000000" fo:border-top="none" fo:border-bottom="0.05pt solid #000000"/>
    </style:style>
    <style:style style:name="DecoderExecutionUnit.8" style:family="table-row">
      <style:table-row-properties style:min-row-height="0.744cm"/>
    </style:style>
    <style:style style:name="P1"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 style:family="paragraph" style:parent-style-name="Standard">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center" style:justify-single-word="false"/>
      <style:text-properties fo:font-size="20pt" fo:font-style="normal" style:text-underline-style="none" fo:font-weight="bold" style:font-size-asian="17.5pt" style:font-style-asian="normal" style:font-weight-asian="bold" style:font-size-complex="20pt" style:font-style-complex="normal" style:font-weight-complex="bold"/>
    </style:style>
    <style:style style:name="P6" style:family="paragraph" style:parent-style-name="Standard">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7"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9" style:family="paragraph" style:parent-style-name="Table_20_Contents">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able_20_Contents">
      <style:text-properties fo:font-size="14pt" style:font-size-asian="14pt" style:font-size-complex="14pt"/>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variant="normal" fo:text-transform="none" fo:color="#000000" style:font-name="Times New Roman" fo:letter-spacing="normal"/>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6 bit TTL CPU</text:p>
      <text:p text:style-name="P3"/>
      <text:p text:style-name="P2"/>
      <text:p text:style-name="P2"/>
      <text:p text:style-name="P2">Machine word</text:p>
      <text:p text:style-name="P1">-always one nibble of opcode bits and the second nibble includes which registers are involved</text:p>
      <text:p text:style-name="P1">-the next byte can be an immediate value.</text:p>
      <text:p text:style-name="P1">-data-bus is 8 bits wide</text:p>
      <text:p text:style-name="P1">-address-bus is 15 bits wide: 0x0000 to 0x7FFF is the ram, 0x8000 to 0xFFFF is the flash! </text:p>
      <text:p text:style-name="P1">-thus we have 32kb flash and 32kb ram. We can execute both from ram and flash</text:p>
      <text:p text:style-name="P1">-To adress something larger than 8-bit addresses, the DR(DR) is used for the bits 7..15: For STR and LDR</text:p>
      <text:p text:style-name="P1">-PC is 16 bits wide: PC_L:0...7; PC_H:8...15</text:p>
      <text:p text:style-name="P1">-ALU is 8 bits wide</text:p>
      <text:p text:style-name="Standard"><text:span text:style-name="T7">-32kb Stack FIFO. The stack memory can only be addressed via PUSH and POP. The stack memory is can not be addressed via normal registers since it is not connected to the address-bus. Thus we have a total of 32kb Ram +3 2KB Stack =</text:span><text:span text:style-name="T6"> 64kb RAM and 32kb ROM.</text:span></text:p>
      <text:p text:style-name="P2"/>
      <text:p text:style-name="P2"/>
      <text:p text:style-name="P2">I/O</text:p>
      <text:p text:style-name="P1">IN and OUT instructions are used to access input and output ports. They are also used to read from and write to the SREG register.</text:p>
      <text:p text:style-name="P1"/>
      <text:p text:style-name="P2">Memory</text:p>
      <text:p text:style-name="P1">Ram(w24129ak12) and Flash(<text:span text:style-name="T1">W29EE011</text:span>) is connected to the same address Bus. The memory devices have both three-states outputs. The bank register controls with the highest bit(bit14 on the address bus) whether RAM or the flash will be targeted. Writing to the flash will not work since a whole page(256bits) needs to be written at once. Maybe I can upgrade this later with a more decent flash chip, which will allow easy writing just like the ram.</text:p>
      <text:p text:style-name="P1"/>
      <text:p text:style-name="P2">Instructions</text:p>
      <text:p text:style-name="P4">Instruction Nibble 1</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table-row>
          <table:table-cell table:style-name="Instructions.A1" office:value-type="string">
            <text:p text:style-name="P9">Nibble 1</text:p>
          </table:table-cell>
          <table:table-cell table:style-name="Instructions.A1" office:value-type="string">
            <text:p text:style-name="P9">Instruction </text:p>
          </table:table-cell>
          <table:table-cell table:style-name="Instructions.A1" office:value-type="string">
            <text:p text:style-name="P9">Note</text:p>
          </table:table-cell>
          <table:table-cell table:style-name="Instructions.A1" office:value-type="string">
            <text:p text:style-name="P9">Nr. Of cycles</text:p>
          </table:table-cell>
          <table:table-cell table:style-name="Instructions.A1" office:value-type="string">
            <text:p text:style-name="P9">Cad Designed</text:p>
          </table:table-cell>
          <table:table-cell table:style-name="Instructions.A1" office:value-type="string">
            <text:p text:style-name="P9">Notes</text:p>
          </table:table-cell>
          <table:table-cell table:style-name="Instructions.G1" office:value-type="string">
            <text:p text:style-name="P9">Argument type: indicates which table is used to decode the arguments</text:p>
          </table:table-cell>
        </table:table-row>
        <text:soft-page-break/>
        <table:table-row>
          <table:table-cell table:style-name="Instructions.A2" office:value-type="string">
            <text:p text:style-name="P9">0x0</text:p>
          </table:table-cell>
          <table:table-cell table:style-name="Instructions.A2" office:value-type="string">
            <text:p text:style-name="P9">ADD reg1, reg2</text:p>
          </table:table-cell>
          <table:table-cell table:style-name="Instructions.A2" office:value-type="string">
            <text:p text:style-name="P9">reg1+ reg2. result is in reg1</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Always with carry. Clear carry with add reg1, 0 before if needed</text:p>
          </table:table-cell>
          <table:table-cell table:style-name="Instructions.G2" office:value-type="string">
            <text:p text:style-name="P9">0</text:p>
          </table:table-cell>
        </table:table-row>
        <table:table-row>
          <table:table-cell table:style-name="Instructions.A2" office:value-type="string">
            <text:p text:style-name="P9">0x1</text:p>
          </table:table-cell>
          <table:table-cell table:style-name="Instructions.A2" office:value-type="string">
            <text:p text:style-name="P9">SUB reg1, reg2</text:p>
          </table:table-cell>
          <table:table-cell table:style-name="Instructions.A2" office:value-type="string">
            <text:p text:style-name="P9">reg1-reg2. Result is in reg1</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To be tested!</text:p>
          </table:table-cell>
          <table:table-cell table:style-name="Instructions.G2" office:value-type="string">
            <text:p text:style-name="P9">0</text:p>
          </table:table-cell>
        </table:table-row>
        <table:table-row>
          <table:table-cell table:style-name="Instructions.A2" office:value-type="string">
            <text:p text:style-name="P9">0x2</text:p>
          </table:table-cell>
          <table:table-cell table:style-name="Instructions.A2" office:value-type="string">
            <text:p text:style-name="P9">NOR reg1, reg2</text:p>
          </table:table-cell>
          <table:table-cell table:style-name="Instructions.A2" office:value-type="string">
            <text:p text:style-name="P9">Logic NOR. Result in reg1</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
          </table:table-cell>
          <table:table-cell table:style-name="Instructions.G2" office:value-type="string">
            <text:p text:style-name="P9">0</text:p>
          </table:table-cell>
        </table:table-row>
        <table:table-row>
          <table:table-cell table:style-name="Instructions.A2" office:value-type="string">
            <text:p text:style-name="P9">0x3</text:p>
          </table:table-cell>
          <table:table-cell table:style-name="Instructions.A2" office:value-type="string">
            <text:p text:style-name="P9">AND reg1, reg2</text:p>
          </table:table-cell>
          <table:table-cell table:style-name="Instructions.A2" office:value-type="string">
            <text:p text:style-name="P9">Logic AND. Result in reg1</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
          </table:table-cell>
          <table:table-cell table:style-name="Instructions.G2" office:value-type="string">
            <text:p text:style-name="P9">0</text:p>
          </table:table-cell>
        </table:table-row>
        <table:table-row>
          <table:table-cell table:style-name="Instructions.A2" office:value-type="string">
            <text:p text:style-name="P9">0x4</text:p>
          </table:table-cell>
          <table:table-cell table:style-name="Instructions.A2" office:value-type="string">
            <text:p text:style-name="P9">MOV reg1,reg2</text:p>
          </table:table-cell>
          <table:table-cell table:style-name="Instructions.A2" office:value-type="string">
            <text:p text:style-name="P9">Mov reg2 int reg1. Reg2 can be a number! </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
          </table:table-cell>
          <table:table-cell table:style-name="Instructions.G2" office:value-type="string">
            <text:p text:style-name="P9">0</text:p>
          </table:table-cell>
        </table:table-row>
        <table:table-row>
          <table:table-cell table:style-name="Instructions.A2" office:value-type="string">
            <text:p text:style-name="P9">0x5</text:p>
          </table:table-cell>
          <table:table-cell table:style-name="Instructions.A2" office:value-type="string">
            <text:p text:style-name="P9">MOVZ reg1, reg2</text:p>
          </table:table-cell>
          <table:table-cell table:style-name="Instructions.A2" office:value-type="string">
            <text:p text:style-name="P9">Same as mov. executes only when reg1 is zero</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Do we need a flipflop for REG1_ZERO_MOVZ, if <text:s/>reg1 is changed during a MOVZ instruction, which in turn could have an effect on the STATE_SIGNAL of the </text:p>
            <text:p text:style-name="P9"/>
            <text:p text:style-name="P9">MOV instruction??</text:p>
            <text:p text:style-name="P9"/>
            <text:p text:style-name="P9"/>
            <text:p text:style-name="P9"/>
            <text:p text:style-name="P9"/>
            <text:p text:style-name="P9"/>
          </table:table-cell>
          <table:table-cell table:style-name="Instructions.G2" office:value-type="string">
            <text:p text:style-name="P9">0</text:p>
          </table:table-cell>
        </table:table-row>
        <table:table-row>
          <table:table-cell table:style-name="Instructions.A2" office:value-type="string">
            <text:p text:style-name="P9">0x6</text:p>
          </table:table-cell>
          <table:table-cell table:style-name="Instructions.A2" office:value-type="string">
            <text:p text:style-name="P9">JMP reg1, reg2</text:p>
            <text:p text:style-name="P9"><text:soft-page-break/></text:p>
            <text:p text:style-name="P9"/>
            <text:p text:style-name="P9"/>
            <text:p text:style-name="P9"/>
            <text:p text:style-name="P9"/>
            <text:p text:style-name="P9">JMP reg1</text:p>
          </table:table-cell>
          <table:table-cell table:style-name="Instructions.A2" office:value-type="string">
            <text:p text:style-name="P9">Far jump(needed for <text:soft-page-break/>jumps over the 256b borders) reg1 is LOW byte, reg2 <text:s/>HIGH byte, reg2 can be a nr</text:p>
            <text:p text:style-name="P9"/>
            <text:p text:style-name="P9">JMP can be used with a single argument as well. Its the same as JMP reg1, PC_HIGH</text:p>
          </table:table-cell>
          <table:table-cell table:style-name="Instructions.A2" office:value-type="string">
            <text:p text:style-name="P9"/>
          </table:table-cell>
          <table:table-cell table:style-name="Instructions.A2" office:value-type="string">
            <text:p text:style-name="P9">No</text:p>
          </table:table-cell>
          <table:table-cell table:style-name="Instructions.A2" office:value-type="string">
            <text:p text:style-name="P9">If the JMP has only <text:soft-page-break/>one argument, it is used as an offset instead as an address.</text:p>
          </table:table-cell>
          <table:table-cell table:style-name="Instructions.G2" office:value-type="string">
            <text:p text:style-name="P9">0</text:p>
          </table:table-cell>
        </table:table-row>
        <table:table-row>
          <table:table-cell table:style-name="Instructions.A2" office:value-type="string">
            <text:p text:style-name="P9">0x7</text:p>
          </table:table-cell>
          <table:table-cell table:style-name="Instructions.A2" office:value-type="string">
            <text:p text:style-name="P9">JMPZ reg1</text:p>
          </table:table-cell>
          <table:table-cell table:style-name="Instructions.A2" office:value-type="string">
            <text:p text:style-name="P9">ADD the signed offset reg2 to PC if Reg1 is not zero</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Can jump maximal 127 bytes! </text:p>
            <text:p text:style-name="P9">Use JMP instead!</text:p>
          </table:table-cell>
          <table:table-cell table:style-name="Instructions.G2" office:value-type="string">
            <text:p text:style-name="P9">1</text:p>
          </table:table-cell>
        </table:table-row>
        <table:table-row>
          <table:table-cell table:style-name="Instructions.A2" office:value-type="string">
            <text:p text:style-name="P9">0x8</text:p>
          </table:table-cell>
          <table:table-cell table:style-name="Instructions.A2" office:value-type="string">
            <text:p text:style-name="P9">JMPC reg2</text:p>
          </table:table-cell>
          <table:table-cell table:style-name="Instructions.A2" office:value-type="string">
            <text:p text:style-name="P9">Add the signed offset reg2 to PC if carry is set</text:p>
          </table:table-cell>
          <table:table-cell table:style-name="Instructions.A2" office:value-type="string">
            <text:p text:style-name="P9"/>
          </table:table-cell>
          <table:table-cell table:style-name="Instructions.A2" office:value-type="string">
            <text:p text:style-name="P9">No</text:p>
          </table:table-cell>
          <table:table-cell table:style-name="Instructions.A2" office:value-type="string">
            <text:p text:style-name="P9"/>
          </table:table-cell>
          <table:table-cell table:style-name="Instructions.G2" office:value-type="string">
            <text:p text:style-name="P9">1</text:p>
          </table:table-cell>
        </table:table-row>
        <table:table-row>
          <table:table-cell table:style-name="Instructions.A2" office:value-type="string">
            <text:p text:style-name="P9">0x9</text:p>
          </table:table-cell>
          <table:table-cell table:style-name="Instructions.A2" office:value-type="string">
            <text:p text:style-name="P9">STR reg1, [reg2]</text:p>
          </table:table-cell>
          <table:table-cell table:style-name="Instructions.A2" office:value-type="string">
            <text:p text:style-name="P9">Store reg1 at *reg2. Reg2 can be a number</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
          </table:table-cell>
          <table:table-cell table:style-name="Instructions.G2" office:value-type="string">
            <text:p text:style-name="P9">0</text:p>
          </table:table-cell>
        </table:table-row>
        <table:table-row>
          <table:table-cell table:style-name="Instructions.A2" office:value-type="string">
            <text:p text:style-name="P9">0xA</text:p>
          </table:table-cell>
          <table:table-cell table:style-name="Instructions.A2" office:value-type="string">
            <text:p text:style-name="P9">LDA reg1, [reg2]</text:p>
          </table:table-cell>
          <table:table-cell table:style-name="Instructions.A2" office:value-type="string">
            <text:p text:style-name="P9">Load value pointed to by reg2(or number)</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
          </table:table-cell>
          <table:table-cell table:style-name="Instructions.G2" office:value-type="string">
            <text:p text:style-name="P9">0</text:p>
          </table:table-cell>
        </table:table-row>
        <table:table-row>
          <table:table-cell table:style-name="Instructions.A2" office:value-type="string">
            <text:p text:style-name="P9">0xB</text:p>
          </table:table-cell>
          <table:table-cell table:style-name="Instructions.A2" office:value-type="string">
            <text:p text:style-name="P9">SET_DR reg1</text:p>
          </table:table-cell>
          <table:table-cell table:style-name="Instructions.A2" office:value-type="string">
            <text:p text:style-name="P9">Set the DataRegister to reg1</text:p>
          </table:table-cell>
          <table:table-cell table:style-name="Instructions.A2" office:value-type="string">
            <text:p text:style-name="P9"/>
          </table:table-cell>
          <table:table-cell table:style-name="Instructions.A2" office:value-type="string">
            <text:p text:style-name="P9">Yes</text:p>
          </table:table-cell>
          <table:table-cell table:style-name="Instructions.A2" office:value-type="string">
            <text:p text:style-name="P9"/>
          </table:table-cell>
          <table:table-cell table:style-name="Instructions.G2" office:value-type="string">
            <text:p text:style-name="P9">1</text:p>
          </table:table-cell>
        </table:table-row>
        <table:table-row>
          <table:table-cell table:style-name="Instructions.A2" office:value-type="string">
            <text:p text:style-name="P9">0xC</text:p>
          </table:table-cell>
          <table:table-cell table:style-name="Instructions.A2" office:value-type="string">
            <text:p text:style-name="P9">IO <text:s/>reg1, PORTA</text:p>
            <text:p text:style-name="P9"/>
            <text:p text:style-name="P9"/>
            <text:p text:style-name="P9">IO PORTA, reg1</text:p>
          </table:table-cell>
          <table:table-cell table:style-name="Instructions.A2" office:value-type="string">
            <text:p text:style-name="P9">Read Input PORTA into <text:s/>reg1</text:p>
            <text:p text:style-name="P9"/>
            <text:p text:style-name="P9">Output reg1 on PORTA</text:p>
          </table:table-cell>
          <table:table-cell table:style-name="Instructions.A2" office:value-type="string">
            <text:p text:style-name="P9"/>
          </table:table-cell>
          <table:table-cell table:style-name="Instructions.A2" office:value-type="string">
            <text:p text:style-name="P9">No</text:p>
          </table:table-cell>
          <table:table-cell table:style-name="Instructions.A2" office:value-type="string">
            <text:p text:style-name="P9">Only work with reg1 and reg2</text:p>
          </table:table-cell>
          <table:table-cell table:style-name="Instructions.G2" office:value-type="string">
            <text:p text:style-name="P9">2</text:p>
          </table:table-cell>
        </table:table-row>
        <table:table-row>
          <table:table-cell table:style-name="Instructions.A2" office:value-type="string">
            <text:p text:style-name="P9">0xD</text:p>
          </table:table-cell>
          <table:table-cell table:style-name="Instructions.A2" office:value-type="string">
            <text:p text:style-name="P9">INC_PTR reg1, reg2</text:p>
          </table:table-cell>
          <table:table-cell table:style-name="Instructions.A2" office:value-type="string">
            <text:p text:style-name="P9">Increment the register set (reg1&amp;DR) by reg2, </text:p>
          </table:table-cell>
          <table:table-cell table:style-name="Instructions.A2" office:value-type="string">
            <text:p text:style-name="P9"/>
          </table:table-cell>
          <table:table-cell table:style-name="Instructions.A2" office:value-type="string">
            <text:p text:style-name="P9">No</text:p>
          </table:table-cell>
          <table:table-cell table:style-name="Instructions.A2" office:value-type="string">
            <text:p text:style-name="P9"/>
          </table:table-cell>
          <table:table-cell table:style-name="Instructions.G2" office:value-type="string">
            <text:p text:style-name="P9">0</text:p>
          </table:table-cell>
        </table:table-row>
        <table:table-row>
          <table:table-cell table:style-name="Instructions.A2" office:value-type="string">
            <text:p text:style-name="P9">0xE</text:p>
          </table:table-cell>
          <table:table-cell table:style-name="Instructions.A2" office:value-type="string">
            <text:p text:style-name="P9">PUSH reg1</text:p>
          </table:table-cell>
          <table:table-cell table:style-name="Instructions.A2" office:value-type="string">
            <text:p text:style-name="P9">Simple fifo in <text:soft-page-break/>seperated Memory</text:p>
          </table:table-cell>
          <table:table-cell table:style-name="Instructions.A2" office:value-type="string">
            <text:p text:style-name="P9"/>
          </table:table-cell>
          <table:table-cell table:style-name="Instructions.A2" office:value-type="string">
            <text:p text:style-name="P9">No-<text:soft-page-break/>&gt;TODO, OLD implementation</text:p>
          </table:table-cell>
          <table:table-cell table:style-name="Instructions.A2" office:value-type="string">
            <text:p text:style-name="P9"/>
          </table:table-cell>
          <table:table-cell table:style-name="Instructions.G2" office:value-type="string">
            <text:p text:style-name="P9">1</text:p>
          </table:table-cell>
        </table:table-row>
        <table:table-row>
          <table:table-cell table:style-name="Instructions.A2" office:value-type="string">
            <text:p text:style-name="P9">0xF</text:p>
          </table:table-cell>
          <table:table-cell table:style-name="Instructions.A2" office:value-type="string">
            <text:p text:style-name="P9">POP reg1</text:p>
          </table:table-cell>
          <table:table-cell table:style-name="Instructions.A2" office:value-type="string">
            <text:p text:style-name="P9">Simple FIFO in seperated Memory</text:p>
          </table:table-cell>
          <table:table-cell table:style-name="Instructions.A2" office:value-type="string">
            <text:p text:style-name="P9"/>
          </table:table-cell>
          <table:table-cell table:style-name="Instructions.A2" office:value-type="string">
            <text:p text:style-name="P9">No-&gt;TODO, OLD implementation</text:p>
          </table:table-cell>
          <table:table-cell table:style-name="Instructions.A2" office:value-type="string">
            <text:p text:style-name="P9"/>
          </table:table-cell>
          <table:table-cell table:style-name="Instructions.G2" office:value-type="string">
            <text:p text:style-name="P9">1</text:p>
          </table:table-cell>
        </table:table-row>
      </table:table>
      <text:p text:style-name="P1"/>
      <text:p text:style-name="P1"/>
      <text:p text:style-name="P1">The second instruction Nibble decides which registers are used in the instruction defined in the first nibble.</text:p>
      <text:p text:style-name="P1">Instruction Nibble 2</text:p>
      <text:p text:style-name="P1"/>
      <text:p text:style-name="P8">Argument decode Table 0</text:p>
      <text:p text:style-name="P1"/>
      <table:table table:name="InstructionNibble2" table:style-name="InstructionNibble2">
        <table:table-column table:style-name="InstructionNibble2.A"/>
        <table:table-column table:style-name="InstructionNibble2.B"/>
        <table:table-column table:style-name="InstructionNibble2.C"/>
        <table:table-row>
          <table:table-cell table:style-name="InstructionNibble2.A1" office:value-type="string">
            <text:p text:style-name="P11">Opcode Nibble 2</text:p>
          </table:table-cell>
          <table:table-cell table:style-name="InstructionNibble2.A1" office:value-type="string">
            <text:p text:style-name="P11">Involved Registers(all Instructions except MOVN)</text:p>
          </table:table-cell>
          <table:table-cell table:style-name="InstructionNibble2.C1" office:value-type="string">
            <text:p text:style-name="P11"/>
          </table:table-cell>
        </table:table-row>
        <table:table-row>
          <table:table-cell table:style-name="InstructionNibble2.A2" office:value-type="string">
            <text:p text:style-name="P11">0x0</text:p>
          </table:table-cell>
          <table:table-cell table:style-name="InstructionNibble2.A2" office:value-type="string">
            <text:p text:style-name="P11">Reg1,number</text:p>
          </table:table-cell>
          <table:table-cell table:style-name="InstructionNibble2.C2" office:value-type="string">
            <text:p text:style-name="P11"/>
          </table:table-cell>
        </table:table-row>
        <table:table-row>
          <table:table-cell table:style-name="InstructionNibble2.A2" office:value-type="string">
            <text:p text:style-name="P11">0x1</text:p>
          </table:table-cell>
          <table:table-cell table:style-name="InstructionNibble2.A2" office:value-type="string">
            <text:p text:style-name="P11">Reg2, number</text:p>
          </table:table-cell>
          <table:table-cell table:style-name="InstructionNibble2.C2" office:value-type="string">
            <text:p text:style-name="P11"/>
          </table:table-cell>
        </table:table-row>
        <table:table-row>
          <table:table-cell table:style-name="InstructionNibble2.A2" office:value-type="string">
            <text:p text:style-name="P11">0x2</text:p>
          </table:table-cell>
          <table:table-cell table:style-name="InstructionNibble2.A2" office:value-type="string">
            <text:p text:style-name="P11">Reg3, number</text:p>
          </table:table-cell>
          <table:table-cell table:style-name="InstructionNibble2.C2" office:value-type="string">
            <text:p text:style-name="P11"/>
          </table:table-cell>
        </table:table-row>
        <table:table-row>
          <table:table-cell table:style-name="InstructionNibble2.A2" office:value-type="string">
            <text:p text:style-name="P11">0x3</text:p>
          </table:table-cell>
          <table:table-cell table:style-name="InstructionNibble2.A2" office:value-type="string">
            <text:p text:style-name="P11">Reg4, number</text:p>
          </table:table-cell>
          <table:table-cell table:style-name="InstructionNibble2.C2" office:value-type="string">
            <text:p text:style-name="P11">// JMP(Z/C) uses this operand byte to encode JMP(Z/C) NUMBER, thus JMP(Z/C) reg4, NUMBER cant be used.</text:p>
          </table:table-cell>
        </table:table-row>
        <table:table-row>
          <table:table-cell table:style-name="InstructionNibble2.A2" office:value-type="string">
            <text:p text:style-name="P11">0x4</text:p>
          </table:table-cell>
          <table:table-cell table:style-name="InstructionNibble2.A2" office:value-type="string">
            <text:p text:style-name="P11">Reg1, reg2</text:p>
          </table:table-cell>
          <table:table-cell table:style-name="InstructionNibble2.C2" office:value-type="string">
            <text:p text:style-name="P11"/>
          </table:table-cell>
        </table:table-row>
        <table:table-row>
          <table:table-cell table:style-name="InstructionNibble2.A2" office:value-type="string">
            <text:p text:style-name="P11">0x5</text:p>
          </table:table-cell>
          <table:table-cell table:style-name="InstructionNibble2.A2" office:value-type="string">
            <text:p text:style-name="P11">Reg1, reg3</text:p>
          </table:table-cell>
          <table:table-cell table:style-name="InstructionNibble2.C2" office:value-type="string">
            <text:p text:style-name="P11"/>
          </table:table-cell>
        </table:table-row>
        <table:table-row>
          <table:table-cell table:style-name="InstructionNibble2.A2" office:value-type="string">
            <text:p text:style-name="P11">0x6</text:p>
          </table:table-cell>
          <table:table-cell table:style-name="InstructionNibble2.A2" office:value-type="string">
            <text:p text:style-name="P11">Reg1, reg4</text:p>
          </table:table-cell>
          <table:table-cell table:style-name="InstructionNibble2.C2" office:value-type="string">
            <text:p text:style-name="P11"/>
          </table:table-cell>
        </table:table-row>
        <text:soft-page-break/>
        <table:table-row>
          <table:table-cell table:style-name="InstructionNibble2.A2" office:value-type="string">
            <text:p text:style-name="P11">0x7</text:p>
          </table:table-cell>
          <table:table-cell table:style-name="InstructionNibble2.A2" office:value-type="string">
            <text:p text:style-name="P11">Reg2, reg1</text:p>
          </table:table-cell>
          <table:table-cell table:style-name="InstructionNibble2.C2" office:value-type="string">
            <text:p text:style-name="P11"/>
          </table:table-cell>
        </table:table-row>
        <table:table-row>
          <table:table-cell table:style-name="InstructionNibble2.A2" office:value-type="string">
            <text:p text:style-name="P11">0x8</text:p>
          </table:table-cell>
          <table:table-cell table:style-name="InstructionNibble2.A2" office:value-type="string">
            <text:p text:style-name="P11">Reg2, reg3</text:p>
          </table:table-cell>
          <table:table-cell table:style-name="InstructionNibble2.C2" office:value-type="string">
            <text:p text:style-name="P11"/>
          </table:table-cell>
        </table:table-row>
        <table:table-row>
          <table:table-cell table:style-name="InstructionNibble2.A2" office:value-type="string">
            <text:p text:style-name="P11">0x9</text:p>
          </table:table-cell>
          <table:table-cell table:style-name="InstructionNibble2.A2" office:value-type="string">
            <text:p text:style-name="P11">Reg2, reg4</text:p>
          </table:table-cell>
          <table:table-cell table:style-name="InstructionNibble2.C2" office:value-type="string">
            <text:p text:style-name="P11"/>
          </table:table-cell>
        </table:table-row>
        <table:table-row>
          <table:table-cell table:style-name="InstructionNibble2.A2" office:value-type="string">
            <text:p text:style-name="P11">0xA</text:p>
          </table:table-cell>
          <table:table-cell table:style-name="InstructionNibble2.A2" office:value-type="string">
            <text:p text:style-name="P11">Reg3, reg1</text:p>
          </table:table-cell>
          <table:table-cell table:style-name="InstructionNibble2.C2" office:value-type="string">
            <text:p text:style-name="P11"/>
          </table:table-cell>
        </table:table-row>
        <table:table-row>
          <table:table-cell table:style-name="InstructionNibble2.A2" office:value-type="string">
            <text:p text:style-name="P11">0xB</text:p>
          </table:table-cell>
          <table:table-cell table:style-name="InstructionNibble2.A2" office:value-type="string">
            <text:p text:style-name="P11">Reg3, reg2</text:p>
          </table:table-cell>
          <table:table-cell table:style-name="InstructionNibble2.C2" office:value-type="string">
            <text:p text:style-name="P11"/>
          </table:table-cell>
        </table:table-row>
        <table:table-row>
          <table:table-cell table:style-name="InstructionNibble2.A2" office:value-type="string">
            <text:p text:style-name="P11">0xC</text:p>
          </table:table-cell>
          <table:table-cell table:style-name="InstructionNibble2.A2" office:value-type="string">
            <text:p text:style-name="P11">Reg3, reg4</text:p>
          </table:table-cell>
          <table:table-cell table:style-name="InstructionNibble2.C2" office:value-type="string">
            <text:p text:style-name="P11"/>
          </table:table-cell>
        </table:table-row>
        <table:table-row>
          <table:table-cell table:style-name="InstructionNibble2.A2" office:value-type="string">
            <text:p text:style-name="P11">0xD</text:p>
          </table:table-cell>
          <table:table-cell table:style-name="InstructionNibble2.A2" office:value-type="string">
            <text:p text:style-name="P11">Reg4, reg1</text:p>
          </table:table-cell>
          <table:table-cell table:style-name="InstructionNibble2.C2" office:value-type="string">
            <text:p text:style-name="P11"/>
          </table:table-cell>
        </table:table-row>
        <table:table-row>
          <table:table-cell table:style-name="InstructionNibble2.A2" office:value-type="string">
            <text:p text:style-name="P11">0xE</text:p>
          </table:table-cell>
          <table:table-cell table:style-name="InstructionNibble2.A2" office:value-type="string">
            <text:p text:style-name="P11">Reg4, Reg2</text:p>
          </table:table-cell>
          <table:table-cell table:style-name="InstructionNibble2.C2" office:value-type="string">
            <text:p text:style-name="P11"/>
          </table:table-cell>
        </table:table-row>
        <table:table-row>
          <table:table-cell table:style-name="InstructionNibble2.A2" office:value-type="string">
            <text:p text:style-name="P11">0xF</text:p>
          </table:table-cell>
          <table:table-cell table:style-name="InstructionNibble2.A2" office:value-type="string">
            <text:p text:style-name="P11">Reg4, Reg3 </text:p>
          </table:table-cell>
          <table:table-cell table:style-name="InstructionNibble2.C2" office:value-type="string">
            <text:p text:style-name="P11"/>
          </table:table-cell>
        </table:table-row>
      </table:table>
      <text:p text:style-name="P1"/>
      <text:p text:style-name="P1"/>
      <text:p text:style-name="P1"/>
      <text:p text:style-name="P1"/>
      <text:p text:style-name="P1"/>
      <text:p text:style-name="P1"/>
      <text:p text:style-name="P8">Argument decode Table 1</text:p>
      <text:p text:style-name="P1"/>
      <text:p text:style-name="P1">Used for all commands which only have one argument like JMPC, JMPNZ, POP, PUSH. </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11">Opcode Nibble 2</text:p>
          </table:table-cell>
          <table:table-cell table:style-name="Table5.A1" office:value-type="string">
            <text:p text:style-name="P11">Involved Registers(all Instructions except MOVN)</text:p>
          </table:table-cell>
          <table:table-cell table:style-name="Table5.C1" office:value-type="string">
            <text:p text:style-name="P11"/>
          </table:table-cell>
        </table:table-row>
        <table:table-row>
          <table:table-cell table:style-name="Table5.A2" office:value-type="string">
            <text:p text:style-name="P11">0x0</text:p>
          </table:table-cell>
          <table:table-cell table:style-name="Table5.A2" office:value-type="string">
            <text:p text:style-name="P11">Number</text:p>
          </table:table-cell>
          <table:table-cell table:style-name="Table5.C2" office:value-type="string">
            <text:p text:style-name="P11"/>
          </table:table-cell>
        </table:table-row>
        <table:table-row>
          <table:table-cell table:style-name="Table5.A2" office:value-type="string">
            <text:p text:style-name="P11">0x1</text:p>
          </table:table-cell>
          <table:table-cell table:style-name="Table5.A2" office:value-type="string">
            <text:p text:style-name="P11">Reg1</text:p>
          </table:table-cell>
          <table:table-cell table:style-name="Table5.C2" office:value-type="string">
            <text:p text:style-name="P11"/>
          </table:table-cell>
        </table:table-row>
        <table:table-row>
          <table:table-cell table:style-name="Table5.A2" office:value-type="string">
            <text:p text:style-name="P11">0x2</text:p>
          </table:table-cell>
          <table:table-cell table:style-name="Table5.A2" office:value-type="string">
            <text:p text:style-name="P11">Reg2</text:p>
          </table:table-cell>
          <table:table-cell table:style-name="Table5.C2" office:value-type="string">
            <text:p text:style-name="P11"/>
          </table:table-cell>
        </table:table-row>
        <table:table-row>
          <table:table-cell table:style-name="Table5.A2" office:value-type="string">
            <text:p text:style-name="P11">0x3</text:p>
          </table:table-cell>
          <table:table-cell table:style-name="Table5.A2" office:value-type="string">
            <text:p text:style-name="P11">Reg3 </text:p>
          </table:table-cell>
          <table:table-cell table:style-name="Table5.C2" office:value-type="string">
            <text:p text:style-name="P11"/>
          </table:table-cell>
        </table:table-row>
        <table:table-row>
          <table:table-cell table:style-name="Table5.A2" office:value-type="string">
            <text:p text:style-name="P11">0x4</text:p>
          </table:table-cell>
          <table:table-cell table:style-name="Table5.A2" office:value-type="string">
            <text:p text:style-name="P11">Reg4</text:p>
          </table:table-cell>
          <table:table-cell table:style-name="Table5.C2" office:value-type="string">
            <text:p text:style-name="P11"/>
          </table:table-cell>
        </table:table-row>
        <table:table-row>
          <table:table-cell table:style-name="Table5.A2" office:value-type="string">
            <text:p text:style-name="P11">0x5</text:p>
          </table:table-cell>
          <table:table-cell table:style-name="Table5.A2" office:value-type="string">
            <text:p text:style-name="P11">PC</text:p>
          </table:table-cell>
          <table:table-cell table:style-name="Table5.C2" office:value-type="string">
            <text:p text:style-name="P11"/>
          </table:table-cell>
        </table:table-row>
        <text:soft-page-break/>
        <table:table-row>
          <table:table-cell table:style-name="Table5.A2" office:value-type="string">
            <text:p text:style-name="P11">0x6</text:p>
          </table:table-cell>
          <table:table-cell table:style-name="Table5.A2" office:value-type="string">
            <text:p text:style-name="P11">DR</text:p>
          </table:table-cell>
          <table:table-cell table:style-name="Table5.C2" office:value-type="string">
            <text:p text:style-name="P11"/>
          </table:table-cell>
        </table:table-row>
        <table:table-row>
          <table:table-cell table:style-name="Table5.A2" office:value-type="string">
            <text:p text:style-name="P11">0x7</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8</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9</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A</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B</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C</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D</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E</text:p>
          </table:table-cell>
          <table:table-cell table:style-name="Table5.A2" office:value-type="string">
            <text:p text:style-name="P11">Unused</text:p>
          </table:table-cell>
          <table:table-cell table:style-name="Table5.C2" office:value-type="string">
            <text:p text:style-name="P11"/>
          </table:table-cell>
        </table:table-row>
        <table:table-row>
          <table:table-cell table:style-name="Table5.A2" office:value-type="string">
            <text:p text:style-name="P11">0xF</text:p>
          </table:table-cell>
          <table:table-cell table:style-name="Table5.A2" office:value-type="string">
            <text:p text:style-name="P11">Unused</text:p>
          </table:table-cell>
          <table:table-cell table:style-name="Table5.C2" office:value-type="string">
            <text:p text:style-name="P11"/>
          </table:table-cell>
        </table:table-row>
      </table:table>
      <text:p text:style-name="P1"/>
      <text:p text:style-name="P8">Argument decode Table 2</text:p>
      <text:p text:style-name="P8"/>
      <text:p text:style-name="P8"><text:span text:style-name="T5">Used by the IN and OUT instructions</text:span> </text:p>
      <text:p text:style-name="P1"/>
      <table:table table:name="Table6" table:style-name="Table6">
        <table:table-column table:style-name="Table6.A"/>
        <table:table-column table:style-name="Table6.B"/>
        <table:table-column table:style-name="Table6.C"/>
        <table:table-row>
          <table:table-cell table:style-name="Table6.A1" office:value-type="string">
            <text:p text:style-name="P11">Opcode Nibble 2</text:p>
          </table:table-cell>
          <table:table-cell table:style-name="Table6.A1" office:value-type="string">
            <text:p text:style-name="P11">Involved Registers(all Instructions except MOVN)</text:p>
          </table:table-cell>
          <table:table-cell table:style-name="Table6.C1" office:value-type="string">
            <text:p text:style-name="P11"/>
          </table:table-cell>
        </table:table-row>
        <table:table-row>
          <table:table-cell table:style-name="Table6.A2" office:value-type="string">
            <text:p text:style-name="P11">0x0</text:p>
          </table:table-cell>
          <table:table-cell table:style-name="Table6.A2" office:value-type="string">
            <text:p text:style-name="P11">Reg1, PORTA</text:p>
          </table:table-cell>
          <table:table-cell table:style-name="Table6.C2" office:value-type="string">
            <text:p text:style-name="P11"/>
          </table:table-cell>
        </table:table-row>
        <table:table-row>
          <table:table-cell table:style-name="Table6.A2" office:value-type="string">
            <text:p text:style-name="P11">0x1</text:p>
          </table:table-cell>
          <table:table-cell table:style-name="Table6.A2" office:value-type="string">
            <text:p text:style-name="P11">Reg1, PORTB</text:p>
          </table:table-cell>
          <table:table-cell table:style-name="Table6.C2" office:value-type="string">
            <text:p text:style-name="P11"/>
          </table:table-cell>
        </table:table-row>
        <table:table-row>
          <table:table-cell table:style-name="Table6.A2" office:value-type="string">
            <text:p text:style-name="P11">0x2</text:p>
          </table:table-cell>
          <table:table-cell table:style-name="Table6.A2" office:value-type="string">
            <text:p text:style-name="P11">Reg1, PORTC</text:p>
          </table:table-cell>
          <table:table-cell table:style-name="Table6.C2" office:value-type="string">
            <text:p text:style-name="P11"/>
          </table:table-cell>
        </table:table-row>
        <table:table-row>
          <table:table-cell table:style-name="Table6.A2" office:value-type="string">
            <text:p text:style-name="P11">0x3</text:p>
          </table:table-cell>
          <table:table-cell table:style-name="Table6.A2" office:value-type="string">
            <text:p text:style-name="P11">Reg1, PORTD</text:p>
          </table:table-cell>
          <table:table-cell table:style-name="Table6.C2" office:value-type="string">
            <text:p text:style-name="P11"/>
          </table:table-cell>
        </table:table-row>
        <table:table-row>
          <table:table-cell table:style-name="Table6.A2" office:value-type="string">
            <text:p text:style-name="P11">0x4</text:p>
          </table:table-cell>
          <table:table-cell table:style-name="Table6.A2" office:value-type="string">
            <text:p text:style-name="P11">Reg2, PORTA</text:p>
          </table:table-cell>
          <table:table-cell table:style-name="Table6.C2" office:value-type="string">
            <text:p text:style-name="P11"/>
          </table:table-cell>
        </table:table-row>
        <table:table-row>
          <table:table-cell table:style-name="Table6.A2" office:value-type="string">
            <text:p text:style-name="P11">0x5</text:p>
          </table:table-cell>
          <table:table-cell table:style-name="Table6.A2" office:value-type="string">
            <text:p text:style-name="P11">Reg2, PORTB</text:p>
          </table:table-cell>
          <table:table-cell table:style-name="Table6.C2" office:value-type="string">
            <text:p text:style-name="P11"/>
          </table:table-cell>
        </table:table-row>
        <table:table-row>
          <table:table-cell table:style-name="Table6.A2" office:value-type="string">
            <text:p text:style-name="P11">0x6</text:p>
          </table:table-cell>
          <table:table-cell table:style-name="Table6.A2" office:value-type="string">
            <text:p text:style-name="P11">Reg2, PORTC</text:p>
          </table:table-cell>
          <table:table-cell table:style-name="Table6.C2" office:value-type="string">
            <text:p text:style-name="P11"/>
          </table:table-cell>
        </table:table-row>
        <table:table-row>
          <table:table-cell table:style-name="Table6.A2" office:value-type="string">
            <text:p text:style-name="P11">0x7</text:p>
          </table:table-cell>
          <table:table-cell table:style-name="Table6.A2" office:value-type="string">
            <text:p text:style-name="P11">Reg2, PORTD</text:p>
          </table:table-cell>
          <table:table-cell table:style-name="Table6.C2" office:value-type="string">
            <text:p text:style-name="P11"/>
          </table:table-cell>
        </table:table-row>
        <text:soft-page-break/>
        <table:table-row>
          <table:table-cell table:style-name="Table6.A2" office:value-type="string">
            <text:p text:style-name="P11">0x8</text:p>
          </table:table-cell>
          <table:table-cell table:style-name="Table6.A2" office:value-type="string">
            <text:p text:style-name="P11">PORTA, Reg1</text:p>
          </table:table-cell>
          <table:table-cell table:style-name="Table6.C2" office:value-type="string">
            <text:p text:style-name="P11"/>
          </table:table-cell>
        </table:table-row>
        <table:table-row>
          <table:table-cell table:style-name="Table6.A2" office:value-type="string">
            <text:p text:style-name="P11">0x9</text:p>
          </table:table-cell>
          <table:table-cell table:style-name="Table6.A2" office:value-type="string">
            <text:p text:style-name="P11">PORTB, Reg2</text:p>
          </table:table-cell>
          <table:table-cell table:style-name="Table6.C2" office:value-type="string">
            <text:p text:style-name="P11"/>
          </table:table-cell>
        </table:table-row>
        <table:table-row>
          <table:table-cell table:style-name="Table6.A2" office:value-type="string">
            <text:p text:style-name="P11">0xA</text:p>
          </table:table-cell>
          <table:table-cell table:style-name="Table6.A2" office:value-type="string">
            <text:p text:style-name="P11">PORTC, Reg3</text:p>
          </table:table-cell>
          <table:table-cell table:style-name="Table6.C2" office:value-type="string">
            <text:p text:style-name="P11"/>
          </table:table-cell>
        </table:table-row>
        <table:table-row>
          <table:table-cell table:style-name="Table6.A2" office:value-type="string">
            <text:p text:style-name="P11">0xB</text:p>
          </table:table-cell>
          <table:table-cell table:style-name="Table6.A2" office:value-type="string">
            <text:p text:style-name="P11">PORTD, Reg4</text:p>
          </table:table-cell>
          <table:table-cell table:style-name="Table6.C2" office:value-type="string">
            <text:p text:style-name="P11"/>
          </table:table-cell>
        </table:table-row>
        <table:table-row>
          <table:table-cell table:style-name="Table6.A2" office:value-type="string">
            <text:p text:style-name="P11">0xC</text:p>
          </table:table-cell>
          <table:table-cell table:style-name="Table6.A2" office:value-type="string">
            <text:p text:style-name="P11">PORTA, Reg1</text:p>
          </table:table-cell>
          <table:table-cell table:style-name="Table6.C2" office:value-type="string">
            <text:p text:style-name="P11"/>
          </table:table-cell>
        </table:table-row>
        <table:table-row>
          <table:table-cell table:style-name="Table6.A2" office:value-type="string">
            <text:p text:style-name="P11">0xD</text:p>
          </table:table-cell>
          <table:table-cell table:style-name="Table6.A2" office:value-type="string">
            <text:p text:style-name="P11">PORTB, Reg2</text:p>
          </table:table-cell>
          <table:table-cell table:style-name="Table6.C2" office:value-type="string">
            <text:p text:style-name="P11"/>
          </table:table-cell>
        </table:table-row>
        <table:table-row>
          <table:table-cell table:style-name="Table6.A2" office:value-type="string">
            <text:p text:style-name="P11">0xE</text:p>
          </table:table-cell>
          <table:table-cell table:style-name="Table6.A2" office:value-type="string">
            <text:p text:style-name="P11">PORTC, Reg3</text:p>
          </table:table-cell>
          <table:table-cell table:style-name="Table6.C2" office:value-type="string">
            <text:p text:style-name="P11"/>
          </table:table-cell>
        </table:table-row>
        <table:table-row>
          <table:table-cell table:style-name="Table6.A2" office:value-type="string">
            <text:p text:style-name="P11">0xF</text:p>
          </table:table-cell>
          <table:table-cell table:style-name="Table6.A2" office:value-type="string">
            <text:p text:style-name="P11">PORTD, Reg4</text:p>
          </table:table-cell>
          <table:table-cell table:style-name="Table6.C2" office:value-type="string">
            <text:p text:style-name="P11"/>
          </table:table-cell>
        </table:table-row>
      </table:table>
      <text:p text:style-name="P1"/>
      <text:p text:style-name="P1"/>
      <text:p text:style-name="P1"/>
      <text:p text:style-name="P2">The Status Register</text:p>
      <text:p text:style-name="P1">The SREG register consists of two 8-bit registers. Register A and register B.</text:p>
      <text:p text:style-name="P1">Register A:</text:p>
      <table:table table:name="Table1" table:style-name="Table1">
        <table:table-column table:style-name="Table1.A" table:number-columns-repeated="8"/>
        <table:table-column table:style-name="Table1.I"/>
        <table:table-row>
          <table:table-cell table:style-name="Table1.A1" office:value-type="string">
            <text:p text:style-name="P11">Register</text:p>
          </table:table-cell>
          <table:table-cell table:style-name="Table1.A1" office:value-type="string">
            <text:p text:style-name="P11">Bit 7</text:p>
          </table:table-cell>
          <table:table-cell table:style-name="Table1.A1" office:value-type="string">
            <text:p text:style-name="P11">Bit 6</text:p>
          </table:table-cell>
          <table:table-cell table:style-name="Table1.A1" office:value-type="string">
            <text:p text:style-name="P11">Bit 5</text:p>
          </table:table-cell>
          <table:table-cell table:style-name="Table1.A1" office:value-type="string">
            <text:p text:style-name="P11">Bit 4</text:p>
          </table:table-cell>
          <table:table-cell table:style-name="Table1.A1" office:value-type="string">
            <text:p text:style-name="P11">Bit 3</text:p>
          </table:table-cell>
          <table:table-cell table:style-name="Table1.A1" office:value-type="string">
            <text:p text:style-name="P11">Bit 2</text:p>
          </table:table-cell>
          <table:table-cell table:style-name="Table1.A1" office:value-type="string">
            <text:p text:style-name="P11">Bit 1</text:p>
          </table:table-cell>
          <table:table-cell table:style-name="Table1.I1" office:value-type="string">
            <text:p text:style-name="P11">Bit 0</text:p>
          </table:table-cell>
        </table:table-row>
        <table:table-row>
          <table:table-cell table:style-name="Table1.A2" office:value-type="string">
            <text:p text:style-name="P11">A</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I2" office:value-type="string">
            <text:p text:style-name="P11">Carry</text:p>
          </table:table-cell>
        </table:table-row>
        <table:table-row>
          <table:table-cell table:style-name="Table1.A2" office:value-type="string">
            <text:p text:style-name="P11">B</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I2" office:value-type="string">
            <text:p text:style-name="P11"/>
          </table:table-cell>
        </table:table-row>
      </table:table>
      <text:p text:style-name="P1"/>
      <text:p text:style-name="P1">The Status Registers can be retrieved via the Port command. </text:p>
      <text:p text:style-name="P1">SREG reg1, reg2 ; retrieves SREG_A into reg1 and SREG_B into reg2 //CHANGED!</text:p>
      <text:p text:style-name="P1"/>
      <text:p text:style-name="P2">Current Problems</text:p>
      <text:p text:style-name="P1">ALU carry_out signal is changed by NOR and AND instructions. Need a flip Flop or something similar</text:p>
      <text:p text:style-name="P1"/>
      <text:p text:style-name="P1">In order to increment the 16bit registers, two add instructions need to be done. First the lower 8bits are added, and then the higher 8bits with the carry-bit of the first calculation:</text:p>
      <text:p text:style-name="P1">ADD r1_l, r2_l <text:tab/>//add without carry(or just with deleted carry)</text:p>
      <text:p text:style-name="P1">ADC r1_h, r2_h <text:tab/>//add with carry(may be 1 or 0)</text:p>
      <text:p text:style-name="P1"/>
      <text:p text:style-name="P4"/>
      <text:p text:style-name="P4"><text:soft-page-break/></text:p>
      <text:p text:style-name="P2">Current State</text:p>
      <table:table table:name="Table2" table:style-name="Table2">
        <table:table-column table:style-name="Table2.A" table:number-columns-repeated="2"/>
        <table:table-column table:style-name="Table2.C"/>
        <table:table-row>
          <table:table-cell table:style-name="Table2.A1" office:value-type="string">
            <text:p text:style-name="P9">Module</text:p>
          </table:table-cell>
          <table:table-cell table:style-name="Table2.A1" office:value-type="string">
            <text:p text:style-name="P9">Status</text:p>
          </table:table-cell>
          <table:table-cell table:style-name="Table2.C1" office:value-type="string">
            <text:p text:style-name="P9">Notes</text:p>
          </table:table-cell>
        </table:table-row>
        <table:table-row>
          <table:table-cell table:style-name="Table2.A2" office:value-type="string">
            <text:p text:style-name="P9">ALU</text:p>
          </table:table-cell>
          <table:table-cell table:style-name="Table2.A2" office:value-type="string">
            <text:p text:style-name="P9">Done</text:p>
          </table:table-cell>
          <table:table-cell table:style-name="Table2.C2" office:value-type="string">
            <text:p text:style-name="P9">Need FlipFlop for Carry out bit</text:p>
          </table:table-cell>
        </table:table-row>
        <table:table-row>
          <table:table-cell table:style-name="Table2.A2" office:value-type="string">
            <text:p text:style-name="P9">Decoder</text:p>
          </table:table-cell>
          <table:table-cell table:style-name="Table2.A2" office:value-type="string">
            <text:p text:style-name="P9">Todo</text:p>
          </table:table-cell>
          <table:table-cell table:style-name="Table2.C2" office:value-type="string">
            <text:p text:style-name="P9"/>
          </table:table-cell>
        </table:table-row>
        <table:table-row>
          <table:table-cell table:style-name="Table2.A2" office:value-type="string">
            <text:p text:style-name="P9">Memory</text:p>
          </table:table-cell>
          <table:table-cell table:style-name="Table2.A2" office:value-type="string">
            <text:p text:style-name="P9">Todo</text:p>
          </table:table-cell>
          <table:table-cell table:style-name="Table2.C2" office:value-type="string">
            <text:p text:style-name="P9"/>
          </table:table-cell>
        </table:table-row>
        <table:table-row>
          <table:table-cell table:style-name="Table2.A2" office:value-type="string">
            <text:p text:style-name="P9">Registers</text:p>
          </table:table-cell>
          <table:table-cell table:style-name="Table2.A2" office:value-type="string">
            <text:p text:style-name="P9">Todo</text:p>
          </table:table-cell>
          <table:table-cell table:style-name="Table2.C2" office:value-type="string">
            <text:p text:style-name="P9"/>
          </table:table-cell>
        </table:table-row>
      </table:table>
      <text:p text:style-name="P4"/>
      <text:p text:style-name="P4"/>
      <text:p text:style-name="P4"/>
      <text:p text:style-name="P4"/>
      <text:p text:style-name="P4"/>
      <text:p text:style-name="P2">Candidates for the reserved Instruction</text:p>
      <text:p text:style-name="P1"><text:span text:style-name="T2">-INC_PTR</text:span> ;increases the ptr pair BR, reg1 by 1. BR is high byte, reg1 low. This simplifies addressing arrays and other data structures.</text:p>
      <text:p text:style-name="P1">-Some other instruction, which simplifies accessing memory by not being constroined by the 256bytes barrier... We need 16bit pointers!</text:p>
      <text:p text:style-name="P1">-Or just and ADD without carry. This is easy to implement and removes potential errors and bugs from the code. It removes complexity!</text:p>
      <text:p text:style-name="P1"/>
      <text:p text:style-name="P1"/>
      <text:p text:style-name="P1"/>
      <text:p text:style-name="P3">PROBLEMS<text:span text:style-name="T4"><text:line-break/></text:span><text:span text:style-name="T3">Startup</text:span></text:p>
      <text:p text:style-name="P1">RING_CNTR_CLR needs to go high -&gt; this clears the Ring Counter. Is this signal low active?</text:p>
      <text:p text:style-name="P1">Further investigation is needed!</text:p>
      <text:p text:style-name="P1">CLR_ALL_REGS_NOT needs to go low for a short period and then for the rest of the time HIGH</text:p>
      <text:p text:style-name="P2">Memory Access</text:p>
      <text:p text:style-name="P1">-Read: can we apply the address, clear_not_oe and clear_not_cs in one istruction and fill the registers in the following instruction? 2Cycle Memory Access would be possible with this!</text:p>
      <text:p text:style-name="P1"/>
      <text:p text:style-name="P1"/>
      <text:p text:style-name="P1"/>
      <text:p text:style-name="P1"/>
      <text:p text:style-name="P2">Adressing Memory</text:p>
      <table:table table:name="Table3" table:style-name="Table3">
        <table:table-column table:style-name="Table3.A"/>
        <table:table-column table:style-name="Table3.B"/>
        <table:table-column table:style-name="Table3.C"/>
        <text:soft-page-break/>
        <table:table-row>
          <table:table-cell table:style-name="Table3.A1" office:value-type="string">
            <text:p text:style-name="P9">Step</text:p>
          </table:table-cell>
          <table:table-cell table:style-name="Table3.A1" office:value-type="string">
            <text:p text:style-name="P9">Read</text:p>
          </table:table-cell>
          <table:table-cell table:style-name="Table3.C1" office:value-type="string">
            <text:p text:style-name="P9">Write</text:p>
          </table:table-cell>
        </table:table-row>
        <table:table-row>
          <table:table-cell table:style-name="Table3.A2" office:value-type="string">
            <text:p text:style-name="P9">1</text:p>
          </table:table-cell>
          <table:table-cell table:style-name="Table3.A2" office:value-type="string">
            <text:p text:style-name="P9">Apply address to A-bus, clear Not_OE and NOT_CS</text:p>
          </table:table-cell>
          <table:table-cell table:style-name="Table3.C2" office:value-type="string">
            <text:p text:style-name="P9">Apply address to A-bus, Apply data to D-bus, clear Not_OE and NOT_CS</text:p>
          </table:table-cell>
        </table:table-row>
        <table:table-row>
          <table:table-cell table:style-name="Table3.A2" office:value-type="string">
            <text:p text:style-name="P9">2</text:p>
          </table:table-cell>
          <table:table-cell table:style-name="Table3.A2" office:value-type="string">
            <text:p text:style-name="P9">wait &gt; 6nS </text:p>
          </table:table-cell>
          <table:table-cell table:style-name="Table3.C2" office:value-type="string">
            <text:p text:style-name="P9">wait &gt; 6nS </text:p>
          </table:table-cell>
        </table:table-row>
        <table:table-row>
          <table:table-cell table:style-name="Table3.A2" office:value-type="string">
            <text:p text:style-name="P9">3</text:p>
          </table:table-cell>
          <table:table-cell table:style-name="Table3.A2" office:value-type="string">
            <text:p text:style-name="P9">Read Data from Databus / Write <text:s/>read data back to registers</text:p>
          </table:table-cell>
          <table:table-cell table:style-name="Table3.C2" office:value-type="string">
            <text:p text:style-name="P9">Set NotCS </text:p>
          </table:table-cell>
        </table:table-row>
        <table:table-row>
          <table:table-cell table:style-name="Table3.A2" office:value-type="string">
            <text:p text:style-name="P9">4</text:p>
          </table:table-cell>
          <table:table-cell table:style-name="Table3.A2" office:value-type="string">
            <text:p text:style-name="P9">Set NotCS </text:p>
          </table:table-cell>
          <table:table-cell table:style-name="Table3.C2" office:value-type="string">
            <text:p text:style-name="P9"/>
          </table:table-cell>
        </table:table-row>
      </table:table>
      <text:p text:style-name="P2"/>
      <text:p text:style-name="P2"/>
      <text:p text:style-name="P2">Fetch and Decode</text:p>
      <table:table table:name="Table4" table:style-name="Table4">
        <table:table-column table:style-name="Table4.A"/>
        <table:table-column table:style-name="Table4.B"/>
        <table:table-row>
          <table:table-cell table:style-name="Table4.A1" office:value-type="string">
            <text:p text:style-name="P10">Step</text:p>
          </table:table-cell>
          <table:table-cell table:style-name="Table4.B1" office:value-type="string">
            <text:p text:style-name="P9">Fetch and Decode</text:p>
          </table:table-cell>
        </table:table-row>
        <table:table-row>
          <table:table-cell table:style-name="Table4.A2" office:value-type="string">
            <text:p text:style-name="P9">1</text:p>
          </table:table-cell>
          <table:table-cell table:style-name="Table4.B2" office:value-type="string">
            <text:p text:style-name="P9">Connect PC to Mem Addr, IR to DBus </text:p>
          </table:table-cell>
        </table:table-row>
        <table:table-row>
          <table:table-cell table:style-name="Table4.A2" office:value-type="string">
            <text:p text:style-name="P9">2</text:p>
          </table:table-cell>
          <table:table-cell table:style-name="Table4.B2" office:value-type="string">
            <text:p text:style-name="P9">Do Mem Read and IR write Signals </text:p>
          </table:table-cell>
        </table:table-row>
        <table:table-row>
          <table:table-cell table:style-name="Table4.A2" office:value-type="string">
            <text:p text:style-name="P9">3</text:p>
          </table:table-cell>
          <table:table-cell table:style-name="Table4.B2" office:value-type="string">
            <text:p text:style-name="P9">Connect PC and 1(through multiplexer ctrl)to ALU, ADD ctrl </text:p>
          </table:table-cell>
        </table:table-row>
        <table:table-row>
          <table:table-cell table:style-name="Table4.A2" office:value-type="string">
            <text:p text:style-name="P9">4</text:p>
          </table:table-cell>
          <table:table-cell table:style-name="Table4.B2" office:value-type="string">
            <text:p text:style-name="P9">Reg write back </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6"/>
      <text:p text:style-name="P6">Decoder and Execution steps</text:p>
      <table:table table:name="DecoderExecutionUnit" table:style-name="DecoderExecutionUnit">
        <table:table-column table:style-name="DecoderExecutionUnit.A"/>
        <table:table-column table:style-name="DecoderExecutionUnit.B"/>
        <table:table-column table:style-name="DecoderExecutionUnit.C"/>
        <table:table-column table:style-name="DecoderExecutionUnit.D"/>
        <table:table-column table:style-name="DecoderExecutionUnit.E"/>
        <table:table-column table:style-name="DecoderExecutionUnit.F"/>
        <table:table-column table:style-name="DecoderExecutionUnit.G"/>
        <table:table-column table:style-name="DecoderExecutionUnit.H"/>
        <table:table-column table:style-name="DecoderExecutionUnit.I"/>
        <table:table-column table:style-name="DecoderExecutionUnit.J"/>
        <table:table-column table:style-name="DecoderExecutionUnit.K"/>
        <table:table-row>
          <table:table-cell table:style-name="DecoderExecutionUnit.A1" office:value-type="string">
            <text:p text:style-name="P12">Cycle</text:p>
          </table:table-cell>
          <table:table-cell table:style-name="DecoderExecutionUnit.A1" office:value-type="string">
            <text:p text:style-name="P12">ALU</text:p>
          </table:table-cell>
          <table:table-cell table:style-name="DecoderExecutionUnit.A1" office:value-type="string">
            <text:p text:style-name="P12">MOV</text:p>
          </table:table-cell>
          <table:table-cell table:style-name="DecoderExecutionUnit.A1" office:value-type="string">
            <text:p text:style-name="P12">DR</text:p>
          </table:table-cell>
          <table:table-cell table:style-name="DecoderExecutionUnit.A1" office:value-type="string">
            <text:p text:style-name="P12">LDA</text:p>
          </table:table-cell>
          <table:table-cell table:style-name="DecoderExecutionUnit.A1" office:value-type="string">
            <text:p text:style-name="P12">STR</text:p>
          </table:table-cell>
          <table:table-cell table:style-name="DecoderExecutionUnit.A1" office:value-type="string">
            <text:p text:style-name="P12">IN</text:p>
          </table:table-cell>
          <table:table-cell table:style-name="DecoderExecutionUnit.A1" office:value-type="string">
            <text:p text:style-name="P12">OUT</text:p>
          </table:table-cell>
          <table:table-cell table:style-name="DecoderExecutionUnit.A1" office:value-type="string">
            <text:p text:style-name="P12">PUSH</text:p>
          </table:table-cell>
          <table:table-cell table:style-name="DecoderExecutionUnit.A1" office:value-type="string">
            <text:p text:style-name="P12">POP</text:p>
          </table:table-cell>
          <table:table-cell table:style-name="DecoderExecutionUnit.K1" office:value-type="string">
            <text:p text:style-name="P12">FAR_JUMP</text:p>
          </table:table-cell>
        </table:table-row>
        <table:table-row>
          <table:table-cell table:style-name="DecoderExecutionUnit.A2" office:value-type="string">
            <text:p text:style-name="P12">1</text:p>
          </table:table-cell>
          <table:table-cell table:style-name="DecoderExecutionUnit.A2" office:value-type="string">
            <text:p text:style-name="P12">REGS-&gt;DBus</text:p>
            <text:p text:style-name="P12">Apply ALU selection</text:p>
          </table:table-cell>
          <table:table-cell table:style-name="DecoderExecutionUnit.A2" office:value-type="string">
            <text:p text:style-name="P12">Write REG to DBus</text:p>
          </table:table-cell>
          <table:table-cell table:style-name="DecoderExecutionUnit.A2" office:value-type="string">
            <text:p text:style-name="P12">Write REG to DBus</text:p>
          </table:table-cell>
          <table:table-cell table:style-name="DecoderExecutionUnit.A2" office:value-type="string">
            <text:p text:style-name="P12"/>
          </table:table-cell>
          <table:table-cell table:style-name="DecoderExecutionUnit.A2" office:value-type="string">
            <text:p text:style-name="P13"/>
          </table:table-cell>
          <table:table-cell table:style-name="DecoderExecutionUnit.A2" office:value-type="string">
            <text:p text:style-name="P12">Connect PORT-reg to DBus</text:p>
          </table:table-cell>
          <table:table-cell table:style-name="DecoderExecutionUnit.A2" office:value-type="string">
            <text:p text:style-name="P12">Connect REG to DBus</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K2" office:value-type="string">
            <text:p text:style-name="P12"/>
          </table:table-cell>
        </table:table-row>
        <table:table-row>
          <table:table-cell table:style-name="DecoderExecutionUnit.A2" office:value-type="string">
            <text:p text:style-name="P12">2</text:p>
          </table:table-cell>
          <table:table-cell table:style-name="DecoderExecutionUnit.A2" office:value-type="string">
            <text:p text:style-name="P12">Latch ALU output(becaus src and dest may be the same)</text:p>
          </table:table-cell>
          <table:table-cell table:style-name="DecoderExecutionUnit.A2" office:value-type="string">
            <text:p text:style-name="P12">Fill REGs</text:p>
          </table:table-cell>
          <table:table-cell table:style-name="DecoderExecutionUnit.A2" office:value-type="string">
            <text:p text:style-name="P12">Fill DR</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Fill REG</text:p>
          </table:table-cell>
          <table:table-cell table:style-name="DecoderExecutionUnit.A2" office:value-type="string">
            <text:p text:style-name="P12">Fill PORT-reg</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K2" office:value-type="string">
            <text:p text:style-name="P12"/>
          </table:table-cell>
        </table:table-row>
        <table:table-row>
          <table:table-cell table:style-name="DecoderExecutionUnit.A2" office:value-type="string">
            <text:p text:style-name="P12">3</text:p>
          </table:table-cell>
          <table:table-cell table:style-name="DecoderExecutionUnit.A2" office:value-type="string">
            <text:p text:style-name="P12">Fill REG</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K2" office:value-type="string">
            <text:p text:style-name="P12"/>
          </table:table-cell>
        </table:table-row>
        <table:table-row>
          <table:table-cell table:style-name="DecoderExecutionUnit.A2" office:value-type="string">
            <text:p text:style-name="P12">4</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K2" office:value-type="string">
            <text:p text:style-name="P12"/>
          </table:table-cell>
        </table:table-row>
        <table:table-row>
          <table:table-cell table:style-name="DecoderExecutionUnit.A2" office:value-type="string">
            <text:p text:style-name="P12">5</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K2" office:value-type="string">
            <text:p text:style-name="P12"/>
          </table:table-cell>
        </table:table-row>
        <table:table-row>
          <table:table-cell table:style-name="DecoderExecutionUnit.A2" office:value-type="string">
            <text:p text:style-name="P12">6</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K2" office:value-type="string">
            <text:p text:style-name="P12"/>
          </table:table-cell>
        </table:table-row>
        <table:table-row table:style-name="DecoderExecutionUnit.8">
          <table:table-cell table:style-name="DecoderExecutionUnit.A2" office:value-type="string">
            <text:p text:style-name="P12">7</text:p>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A2" office:value-type="string">
            <text:p text:style-name="P12"/>
          </table:table-cell>
          <table:table-cell table:style-name="DecoderExecutionUnit.K2" office:value-type="string">
            <text:p text:style-name="P12"/>
          </table:table-cell>
        </table:table-row>
      </table:table>
      <text:p text:style-name="P6"/>
      <text:p text:style-name="P6"/>
      <text:p text:style-name="P6"/>
      <text:p text:style-name="P6">Calling Convention</text:p>
      <text:p text:style-name="P7">-Caller saves his working registers(For example on the stack)</text:p>
      <text:p text:style-name="P7">-Arguments are passed in Reg1, Reg2, Reg3, Reg4. Additional arguments are passed via the stack</text:p>
      <text:p text:style-name="P7">-Return Address is passed through the stack. First the Low byte is pushed, than the High byte</text:p>
      <text:p text:style-name="P7">-Return values are in Reg1 and Reg2. Additional return values are on the stack (Reg3 and 4 cannot be used since they are needed <text:soft-page-break/>for the return JMP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Devanagar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u </meta:initial-creator>
    <meta:creation-date>2012-04-09T12:26:33</meta:creation-date>
    <dc:date>2012-09-13T10:04:28</dc:date>
    <meta:editing-duration>P1DT1H10M11S</meta:editing-duration>
    <meta:editing-cycles>73</meta:editing-cycles>
    <meta:generator>LibreOffice/3.5$Linux_X86_64 LibreOffice_project/350m1$Build-2</meta:generator>
    <dc:creator>chrisu </dc:creator>
    <meta:document-statistic meta:table-count="9" meta:image-count="0" meta:object-count="0" meta:page-count="11" meta:paragraph-count="333" meta:word-count="1329" meta:character-count="7012" meta:non-whitespace-character-count="5990"/>
  </office:meta>
</office:document-meta>
</file>